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9.75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19.39mm"/>
    </style:style>
    <style:style style:name="co8" style:family="table-column">
      <style:table-column-properties fo:break-before="auto" style:column-width="61.95mm"/>
    </style:style>
    <style:style style:name="co9" style:family="table-column">
      <style:table-column-properties fo:break-before="auto" style:column-width="98.43mm"/>
    </style:style>
    <style:style style:name="co10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3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0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63" style:family="table-cell" style:parent-style-name="Default" style:data-style-name="N0"/>
    <style:style style:name="ce8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ce13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1" fo:font-size="10pt" style:font-name-asian="Times New Roman2" style:font-size-asian="10pt" style:font-name-complex="Times New Roman2" style:font-size-complex="10pt"/>
    </style:style>
    <style:style style:name="ce14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text-underline-style="none"/>
    </style:style>
    <style:style style:name="ce15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18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  <style:style style:name="ce22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  <style:style style:name="ce5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1" fo:font-size="9pt" style:font-name-asian="Times New Roman2" style:font-size-asian="9pt" style:font-name-complex="Times New Roman2" style:font-size-complex="9pt"/>
    </style:style>
    <style:style style:name="ce59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1" fo:font-size="9pt" style:font-name-asian="Times New Roman2" style:font-size-asian="9pt" style:font-name-complex="Times New Roman2" style:font-size-complex="9pt"/>
    </style:style>
    <style:style style:name="ce60" style:family="table-cell" style:parent-style-name="Default">
      <style:table-cell-properties fo:border-bottom="2.01pt solid #000000" fo:border-left="0.06pt solid #000000" fo:border-right="0.06pt solid #000000" fo:border-top="2.01pt solid #000000"/>
    </style:style>
    <style:style style:name="ce61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2" style:font-size-asian="9pt" style:font-name-complex="Times New Roman2" style:font-size-complex="9pt"/>
    </style:style>
    <style:style style:name="ce6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2" style:font-size-asian="9pt" style:font-name-complex="Times New Roman2" style:font-size-complex="9pt"/>
    </style:style>
    <style:style style:name="ce65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1" fo:font-size="9pt" style:font-name-asian="Times New Roman2" style:font-size-asian="9pt" style:font-name-complex="Times New Roman2" style:font-size-complex="9pt"/>
    </style:style>
    <style:style style:name="ce66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1" fo:font-size="9pt" style:font-name-asian="Times New Roman2" style:font-size-asian="9pt" style:font-name-complex="Times New Roman2" style:font-size-complex="9pt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  <style:style style:name="ce6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  <style:style style:name="ce69" style:family="table-cell" style:parent-style-name="Default" style:data-style-name="N0">
      <style:table-cell-properties fo:wrap-option="wrap" fo:border="0.06pt solid #000000" style:vertical-align="middle"/>
      <style:text-properties style:font-name="Times New Roman1" fo:font-size="9pt" style:font-name-asian="Times New Roman2" style:font-size-asian="9pt" style:font-name-complex="Times New Roman2" style:font-size-complex="9pt"/>
    </style:style>
    <style:style style:name="ce70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1" fo:font-size="9pt" style:font-name-asian="Times New Roman2" style:font-size-asian="9pt" style:font-name-complex="Times New Roman2" style:font-size-complex="9pt"/>
    </style:style>
    <style:style style:name="ce7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73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/>
      <style:paragraph-properties fo:text-align="center" fo:margin-left="0mm"/>
    </style:style>
    <style:style style:name="ce74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1" fo:font-size="9pt" fo:font-weight="bold" style:font-name-asian="Times New Roman2" style:font-size-asian="9pt" style:font-weight-asian="bold" style:font-name-complex="Times New Roman2" style:font-size-complex="9pt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  <style:style style:name="ce76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9pt" style:language-asian="zh" style:country-asian="CN" style:font-style-asian="normal" style:font-weight-asian="normal" style:font-name-complex="Times New Roman2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1" fo:font-size="9pt" style:font-name-asian="Times New Roman2" style:font-size-asian="9pt" style:font-name-complex="Times New Roman2" style:font-size-complex="9pt"/>
    </style:style>
    <style:style style:name="ce79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style:font-name="Times New Roman1" fo:font-size="10pt" fo:font-weight="bold" style:font-name-asian="Times New Roman2" style:font-size-asian="10pt" style:font-weight-asian="bold" style:font-name-complex="Times New Roman2" style:font-size-complex="10pt" style:font-weight-complex="bold"/>
    </style:style>
    <style:style style:name="ce8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  <style:style style:name="ce81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2" style:font-size-asian="9pt" style:font-name-complex="Times New Roman2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RootDoc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B$7:.$B$30])" table:allow-empty-cell="true" table:display-list="unsorted" table:base-cell-address="RootDoc.M3">
          <table:error-message table:message-type="stop" table:display="true"/>
        </table:content-validation>
        <table:content-validation table:name="val5" table:condition="of:cell-content-is-in-list([.$E$3:.$E$200])" table:allow-empty-cell="true" table:display-list="unsorted" table:base-cell-address="ChildDoc.H3">
          <table:error-message table:message-type="stop" table:display="true"/>
        </table:content-validation>
      </table:content-validations>
      <table:table table:name="Intro" table:style-name="ta1">
        <table:table-column table:style-name="co1" table:number-columns-repeated="1023" table:default-cell-style-name="ce63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In this example, we have to develop two systems: the SYS and the CHIL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requierements of each system are described in two documents: the RootDoc for the SYS, and the ChildDoc for the CHIL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dDoc’s parent is RootDoc.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table:table-column table:style-name="co1" table:default-cell-style-name="Default"/>
        <table:table-column table:style-name="co2" table:default-cell-style-name="ce9"/>
        <table:table-column table:style-name="co1" table:default-cell-style-name="Default"/>
        <table:table-row table:style-name="ro2" table:number-rows-repeated="2">
          <table:table-cell/>
          <table:table-cell table:style-name="Default"/>
          <table:table-cell/>
        </table:table-row>
        <table:table-row table:style-name="ro2">
          <table:table-cell/>
          <table:table-cell table:style-name="Default" office:value-type="string" calcext:value-type="string">
            <text:p>Req server URL</text:p>
          </table:table-cell>
          <table:table-cell office:value-type="string" calcext:value-type="string">
            <text:p>http://myrequirementsserver.domain/</text:p>
          </table:table-cell>
        </table:table-row>
        <table:table-row table:style-name="ro2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RqTarget valu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0.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0.3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v1.0</text:p>
          </table:table-cell>
          <table:table-cell/>
        </table:table-row>
        <table:table-row table:style-name="ro1" table:number-rows-repeated="1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ootDoc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row table:style-name="ro3">
          <table:table-cell table:style-name="ce10" office:value-type="string" calcext:value-type="string">
            <text:p>DocName-&gt;</text:p>
          </table:table-cell>
          <table:table-cell table:style-name="ce14" office:value-type="string" calcext:value-type="string" table:number-columns-spanned="6" table:number-rows-spanned="1">
            <text:p>Requirements root document</text:p>
          </table:table-cell>
          <table:covered-table-cell table:style-name="ce14"/>
          <table:covered-table-cell table:style-name="ce60"/>
          <table:covered-table-cell table:style-name="ce14"/>
          <table:covered-table-cell table:number-columns-repeated="2" table:style-name="ce60"/>
          <table:table-cell table:style-name="ce71" office:value-type="string" calcext:value-type="string">
            <text:p>ParentDoc-&gt;</text:p>
          </table:table-cell>
          <table:table-cell table:style-name="ce73"/>
          <table:table-cell table:style-name="ce71" office:value-type="string" calcext:value-type="string">
            <text:p>Prefix-&gt;</text:p>
          </table:table-cell>
          <table:table-cell table:style-name="ce73" office:value-type="string" calcext:value-type="string">
            <text:p>SR</text:p>
          </table:table-cell>
          <table:table-cell table:number-columns-repeated="5"/>
        </table:table-row>
        <table:table-row table:style-name="ro4">
          <table:table-cell table:style-name="ce11" office:value-type="string" calcext:value-type="string">
            <text:p>Chapter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ink</text:p>
          </table:table-cell>
          <table:table-cell table:style-name="ce61" office:value-type="string" calcext:value-type="string">
            <text:p>RqID#</text:p>
          </table:table-cell>
          <table:table-cell table:style-name="ce15" office:value-type="string" calcext:value-type="string">
            <text:p>RqID</text:p>
          </table:table-cell>
          <table:table-cell table:style-name="ce61" office:value-type="string" calcext:value-type="string">
            <text:p>Title</text:p>
          </table:table-cell>
          <table:table-cell table:style-name="ce61" office:value-type="string" calcext:value-type="string">
            <text:p>Description</text:p>
          </table:table-cell>
          <table:table-cell table:style-name="ce61" office:value-type="string" calcext:value-type="string">
            <text:p>Parent</text:p>
          </table:table-cell>
          <table:table-cell table:style-name="ce74" office:value-type="string" calcext:value-type="string">
            <text:p>RqLevel</text:p>
          </table:table-cell>
          <table:table-cell table:style-name="ce61" office:value-type="string" calcext:value-type="string">
            <text:p>RqType</text:p>
          </table:table-cell>
          <table:table-cell table:style-name="ce61" office:value-type="string" calcext:value-type="string">
            <text:p>Dependences</text:p>
          </table:table-cell>
          <table:table-cell table:style-name="ce61" office:value-type="string" calcext:value-type="string">
            <text:p>RqSources</text:p>
          </table:table-cell>
          <table:table-cell table:style-name="ce61" office:value-type="string" calcext:value-type="string">
            <text:p>RqTarget</text:p>
          </table:table-cell>
          <table:table-cell table:style-name="ce61" office:value-type="string" calcext:value-type="string">
            <text:p>RqVar</text:p>
          </table:table-cell>
          <table:table-cell table:style-name="ce61" office:value-type="string" calcext:value-type="string">
            <text:p>RqValue</text:p>
          </table:table-cell>
          <table:table-cell table:style-name="ce79" office:value-type="string" calcext:value-type="string">
            <text:p>RqRationale</text:p>
          </table:table-cell>
        </table:table-row>
        <table:table-row table:style-name="ro5">
          <table:table-cell table:style-name="ce12" office:value-type="string" calcext:value-type="string">
            <text:p>1.</text:p>
          </table:table-cell>
          <table:table-cell table:style-name="ce18"/>
          <table:table-cell table:style-name="ce57" table:formula="of:=IF(LEN([.B3])&gt;0;HYPERLINK(CONCATENATE([$Dict.$C$3];&quot;issues/&quot;;[.B3]);CONCATENATE(&quot;#&quot;;[.B3]));&quot;&quot;)">
            <text:p/>
          </table:table-cell>
          <table:table-cell table:style-name="ce62" office:value-type="float" office:value="1" calcext:value-type="float">
            <text:p>1</text:p>
          </table:table-cell>
          <table:table-cell table:style-name="ce65" table:formula="of:=IF(LEN([.D3])&gt;0;CONCATENATE([.$K$1];TEXT([.D3];&quot;0000&quot;));&quot;&quot;)" office:value-type="string" office:string-value="SR0001" calcext:value-type="string">
            <text:p>SR0001</text:p>
          </table:table-cell>
          <table:table-cell table:style-name="ce67" office:value-type="string" calcext:value-type="string">
            <text:p>Introduction</text:p>
          </table:table-cell>
          <table:table-cell table:style-name="ce69" office:value-type="string" calcext:value-type="string">
            <text:p>This document is the root document for the requirements of the system SYS</text:p>
          </table:table-cell>
          <table:table-cell table:style-name="ce62" table:content-validation-name="val1"/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 office:value-type="string" calcext:value-type="string">
            <text:p>v0.1</text:p>
          </table:table-cell>
          <table:table-cell table:style-name="ce75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5">
          <table:table-cell table:style-name="ce12" office:value-type="string" calcext:value-type="string">
            <text:p>1.1</text:p>
          </table:table-cell>
          <table:table-cell table:style-name="ce18"/>
          <table:table-cell table:style-name="ce57"/>
          <table:table-cell table:style-name="ce62" office:value-type="float" office:value="2" calcext:value-type="float">
            <text:p>2</text:p>
          </table:table-cell>
          <table:table-cell table:style-name="ce65" table:formula="of:=IF(LEN([.D4])&gt;0;CONCATENATE([.$K$1];TEXT([.D4];&quot;0000&quot;));&quot;&quot;)" office:value-type="string" office:string-value="SR0002" calcext:value-type="string">
            <text:p>SR0002</text:p>
          </table:table-cell>
          <table:table-cell table:style-name="ce67" office:value-type="string" calcext:value-type="string">
            <text:p>About this document</text:p>
          </table:table-cell>
          <table:table-cell table:style-name="ce69" office:value-type="string" calcext:value-type="string">
            <text:p>The SYS system has to fulfill the requirements in this document.</text:p>
          </table:table-cell>
          <table:table-cell table:style-name="ce62" table:content-validation-name="val1" office:value-type="string" calcext:value-type="string">
            <text:p>SR0001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 office:value-type="string" calcext:value-type="string">
            <text:p>v0.1</text:p>
          </table:table-cell>
          <table:table-cell table:style-name="ce75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5">
          <table:table-cell table:style-name="ce12" office:value-type="string" calcext:value-type="string">
            <text:p>2.</text:p>
          </table:table-cell>
          <table:table-cell table:style-name="ce18"/>
          <table:table-cell table:style-name="ce57"/>
          <table:table-cell table:style-name="ce62" office:value-type="float" office:value="3" calcext:value-type="float">
            <text:p>3</text:p>
          </table:table-cell>
          <table:table-cell table:style-name="ce65" table:formula="of:=IF(LEN([.D5])&gt;0;CONCATENATE([.$K$1];TEXT([.D5];&quot;0000&quot;));&quot;&quot;)" office:value-type="string" office:string-value="SR0003" calcext:value-type="string">
            <text:p>SR0003</text:p>
          </table:table-cell>
          <table:table-cell table:style-name="ce67" office:value-type="string" calcext:value-type="string">
            <text:p>Requirements</text:p>
          </table:table-cell>
          <table:table-cell table:style-name="ce69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62" table:content-validation-name="val1"/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 office:value-type="string" calcext:value-type="string">
            <text:p>v0.1</text:p>
          </table:table-cell>
          <table:table-cell table:style-name="ce75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5">
          <table:table-cell table:style-name="ce12" office:value-type="string" calcext:value-type="string">
            <text:p>2.1.</text:p>
          </table:table-cell>
          <table:table-cell table:style-name="ce18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5" table:formula="of:=IF(LEN([.D6])&gt;0;CONCATENATE([.$K$1];TEXT([.D6];&quot;0000&quot;));&quot;&quot;)" office:value-type="string" office:string-value="SR0004" calcext:value-type="string">
            <text:p>SR0004</text:p>
          </table:table-cell>
          <table:table-cell table:style-name="ce67" office:value-type="string" calcext:value-type="string">
            <text:p>Functional requirements</text:p>
          </table:table-cell>
          <table:table-cell table:style-name="ce69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62" table:content-validation-name="val1" office:value-type="string" calcext:value-type="string">
            <text:p>SR0003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 office:value-type="string" calcext:value-type="string">
            <text:p>v0.1</text:p>
          </table:table-cell>
          <table:table-cell table:style-name="ce75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5">
          <table:table-cell table:style-name="ce12" office:value-type="string" calcext:value-type="string">
            <text:p>2.1.1.</text:p>
          </table:table-cell>
          <table:table-cell table:style-name="ce18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5" table:formula="of:=IF(LEN([.D7])&gt;0;CONCATENATE([.$K$1];TEXT([.D7];&quot;0000&quot;));&quot;&quot;)" office:value-type="string" office:string-value="SR0005" calcext:value-type="string">
            <text:p>SR0005</text:p>
          </table:table-cell>
          <table:table-cell table:style-name="ce67" office:value-type="string" calcext:value-type="string">
            <text:p>Speed</text:p>
          </table:table-cell>
          <table:table-cell table:style-name="ce69" office:value-type="string" calcext:value-type="string">
            <text:p>The system shall operate at an SysSpeed greater than 30 +/- 0.01 fps</text:p>
          </table:table-cell>
          <table:table-cell table:style-name="ce62" table:content-validation-name="val1" office:value-type="string" calcext:value-type="string">
            <text:p>SR0004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/>
          <table:table-cell table:style-name="ce75" office:value-type="string" calcext:value-type="string">
            <text:p>RD1</text:p>
            <text:p>RD2</text:p>
          </table:table-cell>
          <table:table-cell table:style-name="ce75" table:content-validation-name="val4" office:value-type="string" calcext:value-type="string">
            <text:p>v0.1</text:p>
          </table:table-cell>
          <table:table-cell table:style-name="ce75" office:value-type="string" calcext:value-type="string">
            <text:p>SysSpeed</text:p>
          </table:table-cell>
          <table:table-cell table:style-name="ce77" office:value-type="string" calcext:value-type="string">
            <text:p>30 +/- 0.01 fps</text:p>
          </table:table-cell>
          <table:table-cell table:style-name="ce80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</table:table-row>
        <table:table-row table:style-name="ro5">
          <table:table-cell table:style-name="ce12" office:value-type="string" calcext:value-type="string">
            <text:p>2.1.2.</text:p>
          </table:table-cell>
          <table:table-cell table:style-name="ce18"/>
          <table:table-cell table:style-name="ce57"/>
          <table:table-cell table:style-name="ce62" office:value-type="float" office:value="6" calcext:value-type="float">
            <text:p>6</text:p>
          </table:table-cell>
          <table:table-cell table:style-name="ce65" table:formula="of:=IF(LEN([.D8])&gt;0;CONCATENATE([.$K$1];TEXT([.D8];&quot;0000&quot;));&quot;&quot;)" office:value-type="string" office:string-value="SR0006" calcext:value-type="string">
            <text:p>SR0006</text:p>
          </table:table-cell>
          <table:table-cell table:style-name="ce67" office:value-type="string" calcext:value-type="string">
            <text:p>Contrast</text:p>
          </table:table-cell>
          <table:table-cell table:style-name="ce69" office:value-type="string" calcext:value-type="string">
            <text:p>The system shall provide images which ImgContrast is greater than 20 +/- <text:s/>1 %</text:p>
          </table:table-cell>
          <table:table-cell table:style-name="ce62" table:content-validation-name="val1" office:value-type="string" calcext:value-type="string">
            <text:p>SR0004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/>
          <table:table-cell table:style-name="ce75" office:value-type="string" calcext:value-type="string">
            <text:p>RD1</text:p>
            <text:p>RD3</text:p>
          </table:table-cell>
          <table:table-cell table:style-name="ce75" table:content-validation-name="val4" office:value-type="string" calcext:value-type="string">
            <text:p>v0.1</text:p>
          </table:table-cell>
          <table:table-cell table:style-name="ce75" office:value-type="string" calcext:value-type="string">
            <text:p>ImgContrast</text:p>
          </table:table-cell>
          <table:table-cell table:style-name="ce78" office:value-type="string" calcext:value-type="string">
            <text:p>20 +/- <text:s/>1 %</text:p>
          </table:table-cell>
          <table:table-cell table:style-name="ce80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</table:table-row>
        <table:table-row table:style-name="ro5">
          <table:table-cell table:style-name="ce12" office:value-type="string" calcext:value-type="string">
            <text:p>2.1.3.</text:p>
          </table:table-cell>
          <table:table-cell table:style-name="ce18"/>
          <table:table-cell table:style-name="ce57"/>
          <table:table-cell table:style-name="ce62" office:value-type="float" office:value="7" calcext:value-type="float">
            <text:p>7</text:p>
          </table:table-cell>
          <table:table-cell table:style-name="ce65" table:formula="of:=IF(LEN([.D9])&gt;0;CONCATENATE([.$K$1];TEXT([.D9];&quot;0000&quot;));&quot;&quot;)" office:value-type="string" office:string-value="SR0007" calcext:value-type="string">
            <text:p>SR0007</text:p>
          </table:table-cell>
          <table:table-cell table:style-name="ce67" office:value-type="string" calcext:value-type="string">
            <text:p>Detector sensitivity</text:p>
          </table:table-cell>
          <table:table-cell table:style-name="ce69" office:value-type="string" calcext:value-type="string">
            <text:p>The detector shall provide a DtcSensitivity greater than 3000 +/- 2 wtf</text:p>
          </table:table-cell>
          <table:table-cell table:style-name="ce62" table:content-validation-name="val1" office:value-type="string" calcext:value-type="string">
            <text:p>SR0004</text:p>
          </table:table-cell>
          <table:table-cell table:style-name="ce62" table:content-validation-name="val2" office:value-type="string" calcext:value-type="string">
            <text:p>Derived</text:p>
          </table:table-cell>
          <table:table-cell table:style-name="ce62" table:content-validation-name="val3" office:value-type="string" calcext:value-type="string">
            <text:p>Hw</text:p>
          </table:table-cell>
          <table:table-cell table:style-name="ce62" office:value-type="string" calcext:value-type="string">
            <text:p>SR0005</text:p>
            <text:p>SR0006</text:p>
          </table:table-cell>
          <table:table-cell table:style-name="ce75" office:value-type="string" calcext:value-type="string">
            <text:p>RD0</text:p>
            <text:p>RD2</text:p>
            <text:p>RD3</text:p>
          </table:table-cell>
          <table:table-cell table:style-name="ce75" table:content-validation-name="val4" office:value-type="string" calcext:value-type="string">
            <text:p>v0.1</text:p>
          </table:table-cell>
          <table:table-cell table:style-name="ce75" office:value-type="string" calcext:value-type="string">
            <text:p>DtcSensitivity</text:p>
          </table:table-cell>
          <table:table-cell table:style-name="ce75" office:value-type="string" calcext:value-type="string">
            <text:p>3000 +/- 2 wtf</text:p>
          </table:table-cell>
          <table:table-cell table:style-name="ce80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</table:table-row>
        <table:table-row table:style-name="ro5">
          <table:table-cell table:style-name="ce12" office:value-type="string" calcext:value-type="string">
            <text:p>2.1.4.</text:p>
          </table:table-cell>
          <table:table-cell table:style-name="ce18"/>
          <table:table-cell table:style-name="ce57"/>
          <table:table-cell table:style-name="ce62" office:value-type="float" office:value="8" calcext:value-type="float">
            <text:p>8</text:p>
          </table:table-cell>
          <table:table-cell table:style-name="ce65" table:formula="of:=IF(LEN([.D10])&gt;0;CONCATENATE([.$K$1];TEXT([.D10];&quot;0000&quot;));&quot;&quot;)" office:value-type="string" office:string-value="SR0008" calcext:value-type="string">
            <text:p>SR0008</text:p>
          </table:table-cell>
          <table:table-cell table:style-name="ce67" office:value-type="string" calcext:value-type="string">
            <text:p>Detector controller</text:p>
          </table:table-cell>
          <table:table-cell table:style-name="ce69" office:value-type="string" calcext:value-type="string">
            <text:p>The detector controller shall be able to operate at DtcCtrlSpeed greater than 32 +/- 0.01 fps</text:p>
          </table:table-cell>
          <table:table-cell table:style-name="ce62" table:content-validation-name="val1" office:value-type="string" calcext:value-type="string">
            <text:p>SR0004</text:p>
          </table:table-cell>
          <table:table-cell table:style-name="ce62" table:content-validation-name="val2" office:value-type="string" calcext:value-type="string">
            <text:p>Derived</text:p>
          </table:table-cell>
          <table:table-cell table:style-name="ce62" table:content-validation-name="val3" office:value-type="string" calcext:value-type="string">
            <text:p>Sw</text:p>
          </table:table-cell>
          <table:table-cell table:style-name="ce62" office:value-type="string" calcext:value-type="string">
            <text:p>SR0005</text:p>
          </table:table-cell>
          <table:table-cell table:style-name="ce75" office:value-type="string" calcext:value-type="string">
            <text:p>RD0</text:p>
          </table:table-cell>
          <table:table-cell table:style-name="ce75" table:content-validation-name="val4" office:value-type="string" calcext:value-type="string">
            <text:p>v0.1</text:p>
          </table:table-cell>
          <table:table-cell table:style-name="ce75" office:value-type="string" calcext:value-type="string">
            <text:p>DtcCtrlSpeed</text:p>
          </table:table-cell>
          <table:table-cell table:style-name="ce77" office:value-type="string" calcext:value-type="string">
            <text:p>32 +/- 0.01 fps</text:p>
          </table:table-cell>
          <table:table-cell table:style-name="ce80" office:value-type="string" calcext:value-type="string">
            <text:p>Derived from RD0 SR0005.</text:p>
          </table:table-cell>
        </table:table-row>
        <table:table-row table:style-name="ro5">
          <table:table-cell table:style-name="ce12" office:value-type="string" calcext:value-type="string">
            <text:p>2.2.</text:p>
          </table:table-cell>
          <table:table-cell table:style-name="ce18"/>
          <table:table-cell table:style-name="ce57"/>
          <table:table-cell table:style-name="ce62" office:value-type="float" office:value="9" calcext:value-type="float">
            <text:p>9</text:p>
          </table:table-cell>
          <table:table-cell table:style-name="ce65" table:formula="of:=IF(LEN([.D11])&gt;0;CONCATENATE([.$K$1];TEXT([.D11];&quot;0000&quot;));&quot;&quot;)" office:value-type="string" office:string-value="SR0009" calcext:value-type="string">
            <text:p>SR0009</text:p>
          </table:table-cell>
          <table:table-cell table:style-name="ce67" office:value-type="string" calcext:value-type="string">
            <text:p>Non-functional requirements</text:p>
          </table:table-cell>
          <table:table-cell table:style-name="ce69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62" table:content-validation-name="val1" office:value-type="string" calcext:value-type="string">
            <text:p>SR0003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 office:value-type="string" calcext:value-type="string">
            <text:p>v0.1</text:p>
          </table:table-cell>
          <table:table-cell table:style-name="ce75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5">
          <table:table-cell table:style-name="ce12" office:value-type="string" calcext:value-type="string">
            <text:p>2.2.1.</text:p>
          </table:table-cell>
          <table:table-cell table:style-name="ce18"/>
          <table:table-cell table:style-name="ce57"/>
          <table:table-cell table:style-name="ce62" office:value-type="float" office:value="10" calcext:value-type="float">
            <text:p>10</text:p>
          </table:table-cell>
          <table:table-cell table:style-name="ce65" table:formula="of:=IF(LEN([.D12])&gt;0;CONCATENATE([.$K$1];TEXT([.D12];&quot;0000&quot;));&quot;&quot;)" office:value-type="string" office:string-value="SR0010" calcext:value-type="string">
            <text:p>SR0010</text:p>
          </table:table-cell>
          <table:table-cell table:style-name="ce67" office:value-type="string" calcext:value-type="string">
            <text:p>Availability</text:p>
          </table:table-cell>
          <table:table-cell table:style-name="ce69" office:value-type="string" calcext:value-type="string">
            <text:p>The system shall be available an SysAvailability value greater than 95 +/- 0.1 %</text:p>
          </table:table-cell>
          <table:table-cell table:style-name="ce62" table:content-validation-name="val1" office:value-type="string" calcext:value-type="string">
            <text:p>SR0009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/>
          <table:table-cell table:style-name="ce75" office:value-type="string" calcext:value-type="string">
            <text:p>RD1</text:p>
          </table:table-cell>
          <table:table-cell table:style-name="ce75" table:content-validation-name="val4" office:value-type="string" calcext:value-type="string">
            <text:p>v1.0</text:p>
          </table:table-cell>
          <table:table-cell table:style-name="ce75" office:value-type="string" calcext:value-type="string">
            <text:p>SysAvailability</text:p>
          </table:table-cell>
          <table:table-cell table:style-name="ce75" office:value-type="string" calcext:value-type="string">
            <text:p>95 +/- 0.1 %</text:p>
          </table:table-cell>
          <table:table-cell table:style-name="ce80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])&gt;0;CONCATENATE([.$K$1];TEXT([.D1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])&gt;0;CONCATENATE([.$K$1];TEXT([.D1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])&gt;0;CONCATENATE([.$K$1];TEXT([.D1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])&gt;0;CONCATENATE([.$K$1];TEXT([.D1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])&gt;0;CONCATENATE([.$K$1];TEXT([.D1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])&gt;0;CONCATENATE([.$K$1];TEXT([.D1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])&gt;0;CONCATENATE([.$K$1];TEXT([.D1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0])&gt;0;CONCATENATE([.$K$1];TEXT([.D2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1])&gt;0;CONCATENATE([.$K$1];TEXT([.D2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2])&gt;0;CONCATENATE([.$K$1];TEXT([.D2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3])&gt;0;CONCATENATE([.$K$1];TEXT([.D2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4])&gt;0;CONCATENATE([.$K$1];TEXT([.D2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5])&gt;0;CONCATENATE([.$K$1];TEXT([.D2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6])&gt;0;CONCATENATE([.$K$1];TEXT([.D2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7])&gt;0;CONCATENATE([.$K$1];TEXT([.D2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8])&gt;0;CONCATENATE([.$K$1];TEXT([.D2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9])&gt;0;CONCATENATE([.$K$1];TEXT([.D2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0])&gt;0;CONCATENATE([.$K$1];TEXT([.D3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1])&gt;0;CONCATENATE([.$K$1];TEXT([.D3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2])&gt;0;CONCATENATE([.$K$1];TEXT([.D3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3])&gt;0;CONCATENATE([.$K$1];TEXT([.D3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4])&gt;0;CONCATENATE([.$K$1];TEXT([.D3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5])&gt;0;CONCATENATE([.$K$1];TEXT([.D3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6])&gt;0;CONCATENATE([.$K$1];TEXT([.D3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7])&gt;0;CONCATENATE([.$K$1];TEXT([.D3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8])&gt;0;CONCATENATE([.$K$1];TEXT([.D3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9])&gt;0;CONCATENATE([.$K$1];TEXT([.D3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0])&gt;0;CONCATENATE([.$K$1];TEXT([.D4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1])&gt;0;CONCATENATE([.$K$1];TEXT([.D4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2])&gt;0;CONCATENATE([.$K$1];TEXT([.D4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3])&gt;0;CONCATENATE([.$K$1];TEXT([.D4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4])&gt;0;CONCATENATE([.$K$1];TEXT([.D4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5])&gt;0;CONCATENATE([.$K$1];TEXT([.D4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6])&gt;0;CONCATENATE([.$K$1];TEXT([.D4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7])&gt;0;CONCATENATE([.$K$1];TEXT([.D4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8])&gt;0;CONCATENATE([.$K$1];TEXT([.D4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9])&gt;0;CONCATENATE([.$K$1];TEXT([.D4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0])&gt;0;CONCATENATE([.$K$1];TEXT([.D5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1])&gt;0;CONCATENATE([.$K$1];TEXT([.D5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2])&gt;0;CONCATENATE([.$K$1];TEXT([.D5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3])&gt;0;CONCATENATE([.$K$1];TEXT([.D5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4])&gt;0;CONCATENATE([.$K$1];TEXT([.D5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5])&gt;0;CONCATENATE([.$K$1];TEXT([.D5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6])&gt;0;CONCATENATE([.$K$1];TEXT([.D5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7])&gt;0;CONCATENATE([.$K$1];TEXT([.D5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8])&gt;0;CONCATENATE([.$K$1];TEXT([.D5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9])&gt;0;CONCATENATE([.$K$1];TEXT([.D5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0])&gt;0;CONCATENATE([.$K$1];TEXT([.D6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1])&gt;0;CONCATENATE([.$K$1];TEXT([.D6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2])&gt;0;CONCATENATE([.$K$1];TEXT([.D6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3])&gt;0;CONCATENATE([.$K$1];TEXT([.D6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4])&gt;0;CONCATENATE([.$K$1];TEXT([.D6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5])&gt;0;CONCATENATE([.$K$1];TEXT([.D6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6])&gt;0;CONCATENATE([.$K$1];TEXT([.D6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7])&gt;0;CONCATENATE([.$K$1];TEXT([.D6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8])&gt;0;CONCATENATE([.$K$1];TEXT([.D6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9])&gt;0;CONCATENATE([.$K$1];TEXT([.D6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0])&gt;0;CONCATENATE([.$K$1];TEXT([.D7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1])&gt;0;CONCATENATE([.$K$1];TEXT([.D7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2])&gt;0;CONCATENATE([.$K$1];TEXT([.D7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3])&gt;0;CONCATENATE([.$K$1];TEXT([.D7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4])&gt;0;CONCATENATE([.$K$1];TEXT([.D7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5])&gt;0;CONCATENATE([.$K$1];TEXT([.D7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6])&gt;0;CONCATENATE([.$K$1];TEXT([.D7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7])&gt;0;CONCATENATE([.$K$1];TEXT([.D7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8])&gt;0;CONCATENATE([.$K$1];TEXT([.D7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9])&gt;0;CONCATENATE([.$K$1];TEXT([.D7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0])&gt;0;CONCATENATE([.$K$1];TEXT([.D8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1])&gt;0;CONCATENATE([.$K$1];TEXT([.D8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2])&gt;0;CONCATENATE([.$K$1];TEXT([.D8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3])&gt;0;CONCATENATE([.$K$1];TEXT([.D8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4])&gt;0;CONCATENATE([.$K$1];TEXT([.D8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5])&gt;0;CONCATENATE([.$K$1];TEXT([.D8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6])&gt;0;CONCATENATE([.$K$1];TEXT([.D8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7])&gt;0;CONCATENATE([.$K$1];TEXT([.D8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8])&gt;0;CONCATENATE([.$K$1];TEXT([.D8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9])&gt;0;CONCATENATE([.$K$1];TEXT([.D8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0])&gt;0;CONCATENATE([.$K$1];TEXT([.D9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1])&gt;0;CONCATENATE([.$K$1];TEXT([.D9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2])&gt;0;CONCATENATE([.$K$1];TEXT([.D9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3])&gt;0;CONCATENATE([.$K$1];TEXT([.D9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4])&gt;0;CONCATENATE([.$K$1];TEXT([.D9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5])&gt;0;CONCATENATE([.$K$1];TEXT([.D9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6])&gt;0;CONCATENATE([.$K$1];TEXT([.D9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7])&gt;0;CONCATENATE([.$K$1];TEXT([.D9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8])&gt;0;CONCATENATE([.$K$1];TEXT([.D9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9])&gt;0;CONCATENATE([.$K$1];TEXT([.D9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0])&gt;0;CONCATENATE([.$K$1];TEXT([.D10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1])&gt;0;CONCATENATE([.$K$1];TEXT([.D10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2])&gt;0;CONCATENATE([.$K$1];TEXT([.D10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3])&gt;0;CONCATENATE([.$K$1];TEXT([.D10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4])&gt;0;CONCATENATE([.$K$1];TEXT([.D10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5])&gt;0;CONCATENATE([.$K$1];TEXT([.D10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6])&gt;0;CONCATENATE([.$K$1];TEXT([.D10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7])&gt;0;CONCATENATE([.$K$1];TEXT([.D10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8])&gt;0;CONCATENATE([.$K$1];TEXT([.D10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9])&gt;0;CONCATENATE([.$K$1];TEXT([.D10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0])&gt;0;CONCATENATE([.$K$1];TEXT([.D11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1])&gt;0;CONCATENATE([.$K$1];TEXT([.D11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2])&gt;0;CONCATENATE([.$K$1];TEXT([.D11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3])&gt;0;CONCATENATE([.$K$1];TEXT([.D11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4])&gt;0;CONCATENATE([.$K$1];TEXT([.D11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5])&gt;0;CONCATENATE([.$K$1];TEXT([.D11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6])&gt;0;CONCATENATE([.$K$1];TEXT([.D11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7])&gt;0;CONCATENATE([.$K$1];TEXT([.D11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8])&gt;0;CONCATENATE([.$K$1];TEXT([.D11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9])&gt;0;CONCATENATE([.$K$1];TEXT([.D11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0])&gt;0;CONCATENATE([.$K$1];TEXT([.D12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1])&gt;0;CONCATENATE([.$K$1];TEXT([.D12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2])&gt;0;CONCATENATE([.$K$1];TEXT([.D12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3])&gt;0;CONCATENATE([.$K$1];TEXT([.D12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4])&gt;0;CONCATENATE([.$K$1];TEXT([.D12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5])&gt;0;CONCATENATE([.$K$1];TEXT([.D12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6])&gt;0;CONCATENATE([.$K$1];TEXT([.D12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7])&gt;0;CONCATENATE([.$K$1];TEXT([.D12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8])&gt;0;CONCATENATE([.$K$1];TEXT([.D12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9])&gt;0;CONCATENATE([.$K$1];TEXT([.D12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0])&gt;0;CONCATENATE([.$K$1];TEXT([.D13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1])&gt;0;CONCATENATE([.$K$1];TEXT([.D13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2])&gt;0;CONCATENATE([.$K$1];TEXT([.D13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3])&gt;0;CONCATENATE([.$K$1];TEXT([.D13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4])&gt;0;CONCATENATE([.$K$1];TEXT([.D13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5])&gt;0;CONCATENATE([.$K$1];TEXT([.D13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6])&gt;0;CONCATENATE([.$K$1];TEXT([.D13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7])&gt;0;CONCATENATE([.$K$1];TEXT([.D13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8])&gt;0;CONCATENATE([.$K$1];TEXT([.D13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9])&gt;0;CONCATENATE([.$K$1];TEXT([.D13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0])&gt;0;CONCATENATE([.$K$1];TEXT([.D14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1])&gt;0;CONCATENATE([.$K$1];TEXT([.D14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2])&gt;0;CONCATENATE([.$K$1];TEXT([.D14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3])&gt;0;CONCATENATE([.$K$1];TEXT([.D14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4])&gt;0;CONCATENATE([.$K$1];TEXT([.D14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5])&gt;0;CONCATENATE([.$K$1];TEXT([.D14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6])&gt;0;CONCATENATE([.$K$1];TEXT([.D14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7])&gt;0;CONCATENATE([.$K$1];TEXT([.D14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8])&gt;0;CONCATENATE([.$K$1];TEXT([.D14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9])&gt;0;CONCATENATE([.$K$1];TEXT([.D14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0])&gt;0;CONCATENATE([.$K$1];TEXT([.D15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1])&gt;0;CONCATENATE([.$K$1];TEXT([.D15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2])&gt;0;CONCATENATE([.$K$1];TEXT([.D15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3])&gt;0;CONCATENATE([.$K$1];TEXT([.D15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4])&gt;0;CONCATENATE([.$K$1];TEXT([.D15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5])&gt;0;CONCATENATE([.$K$1];TEXT([.D15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6])&gt;0;CONCATENATE([.$K$1];TEXT([.D15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7])&gt;0;CONCATENATE([.$K$1];TEXT([.D15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8])&gt;0;CONCATENATE([.$K$1];TEXT([.D15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9])&gt;0;CONCATENATE([.$K$1];TEXT([.D15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0])&gt;0;CONCATENATE([.$K$1];TEXT([.D16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1])&gt;0;CONCATENATE([.$K$1];TEXT([.D16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2])&gt;0;CONCATENATE([.$K$1];TEXT([.D16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3])&gt;0;CONCATENATE([.$K$1];TEXT([.D16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4])&gt;0;CONCATENATE([.$K$1];TEXT([.D16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5])&gt;0;CONCATENATE([.$K$1];TEXT([.D16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6])&gt;0;CONCATENATE([.$K$1];TEXT([.D16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7])&gt;0;CONCATENATE([.$K$1];TEXT([.D16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8])&gt;0;CONCATENATE([.$K$1];TEXT([.D16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9])&gt;0;CONCATENATE([.$K$1];TEXT([.D16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0])&gt;0;CONCATENATE([.$K$1];TEXT([.D17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1])&gt;0;CONCATENATE([.$K$1];TEXT([.D17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2])&gt;0;CONCATENATE([.$K$1];TEXT([.D17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3])&gt;0;CONCATENATE([.$K$1];TEXT([.D17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4])&gt;0;CONCATENATE([.$K$1];TEXT([.D17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5])&gt;0;CONCATENATE([.$K$1];TEXT([.D17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6])&gt;0;CONCATENATE([.$K$1];TEXT([.D17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7])&gt;0;CONCATENATE([.$K$1];TEXT([.D17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8])&gt;0;CONCATENATE([.$K$1];TEXT([.D17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9])&gt;0;CONCATENATE([.$K$1];TEXT([.D17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0])&gt;0;CONCATENATE([.$K$1];TEXT([.D18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1])&gt;0;CONCATENATE([.$K$1];TEXT([.D18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2])&gt;0;CONCATENATE([.$K$1];TEXT([.D18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3])&gt;0;CONCATENATE([.$K$1];TEXT([.D18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4])&gt;0;CONCATENATE([.$K$1];TEXT([.D18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5])&gt;0;CONCATENATE([.$K$1];TEXT([.D18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6])&gt;0;CONCATENATE([.$K$1];TEXT([.D18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7])&gt;0;CONCATENATE([.$K$1];TEXT([.D18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8])&gt;0;CONCATENATE([.$K$1];TEXT([.D18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9])&gt;0;CONCATENATE([.$K$1];TEXT([.D18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0])&gt;0;CONCATENATE([.$K$1];TEXT([.D19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1])&gt;0;CONCATENATE([.$K$1];TEXT([.D19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2])&gt;0;CONCATENATE([.$K$1];TEXT([.D19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3])&gt;0;CONCATENATE([.$K$1];TEXT([.D19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4])&gt;0;CONCATENATE([.$K$1];TEXT([.D19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5])&gt;0;CONCATENATE([.$K$1];TEXT([.D19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6])&gt;0;CONCATENATE([.$K$1];TEXT([.D19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7])&gt;0;CONCATENATE([.$K$1];TEXT([.D19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8])&gt;0;CONCATENATE([.$K$1];TEXT([.D19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9])&gt;0;CONCATENATE([.$K$1];TEXT([.D19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1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3"/>
          <table:table-cell table:style-name="ce22"/>
          <table:table-cell table:style-name="ce59"/>
          <table:table-cell table:style-name="ce64"/>
          <table:table-cell table:style-name="ce66" table:formula="of:=IF(LEN([.D200])&gt;0;CONCATENATE([.$K$1];TEXT([.D200];&quot;0000&quot;));&quot;&quot;)">
            <text:p/>
          </table:table-cell>
          <table:table-cell table:style-name="ce68"/>
          <table:table-cell table:style-name="ce70"/>
          <table:table-cell table:style-name="ce64" table:content-validation-name="val1"/>
          <table:table-cell table:style-name="ce64" table:content-validation-name="val2" office:value-type="string" calcext:value-type="string">
            <text:p>None</text:p>
          </table:table-cell>
          <table:table-cell table:style-name="ce64" table:content-validation-name="val3" office:value-type="string" calcext:value-type="string">
            <text:p>Info</text:p>
          </table:table-cell>
          <table:table-cell table:style-name="ce64"/>
          <table:table-cell table:style-name="ce76"/>
          <table:table-cell table:style-name="ce76" table:content-validation-name="val4"/>
          <table:table-cell table:style-name="ce76" table:number-columns-repeated="2"/>
          <table:table-cell table:style-name="ce81"/>
        </table:table-row>
        <table:table-row table:style-name="ro1" table:number-rows-repeated="104837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ChildDoc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row table:style-name="ro6">
          <table:table-cell table:style-name="ce10" office:value-type="string" calcext:value-type="string">
            <text:p>DocName-&gt;</text:p>
          </table:table-cell>
          <table:table-cell table:style-name="ce14" office:value-type="string" calcext:value-type="string" table:number-columns-spanned="6" table:number-rows-spanned="1">
            <text:p>Requirements child document</text:p>
          </table:table-cell>
          <table:covered-table-cell table:style-name="ce14"/>
          <table:covered-table-cell table:style-name="ce60"/>
          <table:covered-table-cell table:style-name="ce14"/>
          <table:covered-table-cell table:number-columns-repeated="2" table:style-name="ce60"/>
          <table:table-cell table:style-name="ce71" office:value-type="string" calcext:value-type="string">
            <text:p>ParentDoc-&gt;</text:p>
          </table:table-cell>
          <table:table-cell table:style-name="ce73" office:value-type="string" calcext:value-type="string">
            <text:p>RootDoc</text:p>
          </table:table-cell>
          <table:table-cell table:style-name="ce71" office:value-type="string" calcext:value-type="string">
            <text:p>Prefix-&gt;</text:p>
          </table:table-cell>
          <table:table-cell table:style-name="ce73" office:value-type="string" calcext:value-type="string">
            <text:p>SRC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Chapter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ink</text:p>
          </table:table-cell>
          <table:table-cell table:style-name="ce61" office:value-type="string" calcext:value-type="string">
            <text:p>RqID#</text:p>
          </table:table-cell>
          <table:table-cell table:style-name="ce15" office:value-type="string" calcext:value-type="string">
            <text:p>RqID</text:p>
          </table:table-cell>
          <table:table-cell table:style-name="ce61" office:value-type="string" calcext:value-type="string">
            <text:p>Title</text:p>
          </table:table-cell>
          <table:table-cell table:style-name="ce61" office:value-type="string" calcext:value-type="string">
            <text:p>Description</text:p>
          </table:table-cell>
          <table:table-cell table:style-name="ce61" office:value-type="string" calcext:value-type="string">
            <text:p>Parent</text:p>
          </table:table-cell>
          <table:table-cell table:style-name="ce74" office:value-type="string" calcext:value-type="string">
            <text:p>RqLevel</text:p>
          </table:table-cell>
          <table:table-cell table:style-name="ce61" office:value-type="string" calcext:value-type="string">
            <text:p>RqType</text:p>
          </table:table-cell>
          <table:table-cell table:style-name="ce61" office:value-type="string" calcext:value-type="string">
            <text:p>Dependences</text:p>
          </table:table-cell>
          <table:table-cell table:style-name="ce61" office:value-type="string" calcext:value-type="string">
            <text:p>RqSources</text:p>
          </table:table-cell>
          <table:table-cell table:style-name="ce61" office:value-type="string" calcext:value-type="string">
            <text:p>RqTarget</text:p>
          </table:table-cell>
          <table:table-cell table:style-name="ce61" office:value-type="string" calcext:value-type="string">
            <text:p>RqVar</text:p>
          </table:table-cell>
          <table:table-cell table:style-name="ce61" office:value-type="string" calcext:value-type="string">
            <text:p>RqValue</text:p>
          </table:table-cell>
          <table:table-cell table:style-name="ce79" office:value-type="string" calcext:value-type="string">
            <text:p>RqRationale</text:p>
          </table:table-cell>
        </table:table-row>
        <table:table-row table:style-name="ro5">
          <table:table-cell table:style-name="ce12" office:value-type="string" calcext:value-type="string">
            <text:p>1.</text:p>
          </table:table-cell>
          <table:table-cell table:style-name="ce18"/>
          <table:table-cell table:style-name="ce57" table:formula="of:=IF(LEN([.B3])&gt;0;HYPERLINK(CONCATENATE([$Dict.$C$3];&quot;issues/&quot;;[.B3]);CONCATENATE(&quot;#&quot;;[.B3]));&quot;&quot;)">
            <text:p/>
          </table:table-cell>
          <table:table-cell table:style-name="ce62" office:value-type="float" office:value="1" calcext:value-type="float">
            <text:p>1</text:p>
          </table:table-cell>
          <table:table-cell table:style-name="ce65" table:formula="of:=IF(LEN([.D3])&gt;0;CONCATENATE([.$K$1];TEXT([.D3];&quot;0000&quot;));&quot;&quot;)" office:value-type="string" office:string-value="SRC0001" calcext:value-type="string">
            <text:p>SRC0001</text:p>
          </table:table-cell>
          <table:table-cell table:style-name="ce67" office:value-type="string" calcext:value-type="string">
            <text:p>Introduction</text:p>
          </table:table-cell>
          <table:table-cell table:style-name="ce69" office:value-type="string" calcext:value-type="string">
            <text:p>This document is the root document for the requirements of the system CHILD</text:p>
          </table:table-cell>
          <table:table-cell table:style-name="ce62" table:content-validation-name="val5"/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 office:value-type="string" calcext:value-type="string">
            <text:p>v0.1</text:p>
          </table:table-cell>
          <table:table-cell table:style-name="ce75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5">
          <table:table-cell table:style-name="ce12" office:value-type="string" calcext:value-type="string">
            <text:p>1.1</text:p>
          </table:table-cell>
          <table:table-cell table:style-name="ce18"/>
          <table:table-cell table:style-name="ce57"/>
          <table:table-cell table:style-name="ce62" office:value-type="float" office:value="2" calcext:value-type="float">
            <text:p>2</text:p>
          </table:table-cell>
          <table:table-cell table:style-name="ce65" table:formula="of:=IF(LEN([.D4])&gt;0;CONCATENATE([.$K$1];TEXT([.D4];&quot;0000&quot;));&quot;&quot;)" office:value-type="string" office:string-value="SRC0002" calcext:value-type="string">
            <text:p>SRC0002</text:p>
          </table:table-cell>
          <table:table-cell table:style-name="ce67" office:value-type="string" calcext:value-type="string">
            <text:p>About this document</text:p>
          </table:table-cell>
          <table:table-cell table:style-name="ce69" office:value-type="string" calcext:value-type="string">
            <text:p>The CHILD system has to fulfill the requirements in this document.</text:p>
          </table:table-cell>
          <table:table-cell table:style-name="ce62" table:content-validation-name="val5" office:value-type="string" calcext:value-type="string">
            <text:p>SRC0001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 office:value-type="string" calcext:value-type="string">
            <text:p>v0.1</text:p>
          </table:table-cell>
          <table:table-cell table:style-name="ce75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5">
          <table:table-cell table:style-name="ce12" office:value-type="string" calcext:value-type="string">
            <text:p>2.</text:p>
          </table:table-cell>
          <table:table-cell table:style-name="ce18"/>
          <table:table-cell table:style-name="ce57"/>
          <table:table-cell table:style-name="ce62" office:value-type="float" office:value="3" calcext:value-type="float">
            <text:p>3</text:p>
          </table:table-cell>
          <table:table-cell table:style-name="ce65" table:formula="of:=IF(LEN([.D5])&gt;0;CONCATENATE([.$K$1];TEXT([.D5];&quot;0000&quot;));&quot;&quot;)" office:value-type="string" office:string-value="SRC0003" calcext:value-type="string">
            <text:p>SRC0003</text:p>
          </table:table-cell>
          <table:table-cell table:style-name="ce67" office:value-type="string" calcext:value-type="string">
            <text:p>Requirements</text:p>
          </table:table-cell>
          <table:table-cell table:style-name="ce69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62" table:content-validation-name="val5"/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 office:value-type="string" calcext:value-type="string">
            <text:p>v0.1</text:p>
          </table:table-cell>
          <table:table-cell table:style-name="ce75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5">
          <table:table-cell table:style-name="ce12" office:value-type="string" calcext:value-type="string">
            <text:p>2.1.</text:p>
          </table:table-cell>
          <table:table-cell table:style-name="ce18"/>
          <table:table-cell table:style-name="ce57"/>
          <table:table-cell table:style-name="ce62" office:value-type="float" office:value="4" calcext:value-type="float">
            <text:p>4</text:p>
          </table:table-cell>
          <table:table-cell table:style-name="ce65" table:formula="of:=IF(LEN([.D6])&gt;0;CONCATENATE([.$K$1];TEXT([.D6];&quot;0000&quot;));&quot;&quot;)" office:value-type="string" office:string-value="SRC0004" calcext:value-type="string">
            <text:p>SRC0004</text:p>
          </table:table-cell>
          <table:table-cell table:style-name="ce67" office:value-type="string" calcext:value-type="string">
            <text:p>Functional requirements</text:p>
          </table:table-cell>
          <table:table-cell table:style-name="ce69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62" table:content-validation-name="val5" office:value-type="string" calcext:value-type="string">
            <text:p>SRC0003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 office:value-type="string" calcext:value-type="string">
            <text:p>v0.1</text:p>
          </table:table-cell>
          <table:table-cell table:style-name="ce75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5">
          <table:table-cell table:style-name="ce12" office:value-type="string" calcext:value-type="string">
            <text:p>2.1.1.</text:p>
          </table:table-cell>
          <table:table-cell table:style-name="ce18"/>
          <table:table-cell table:style-name="ce57"/>
          <table:table-cell table:style-name="ce62" office:value-type="float" office:value="5" calcext:value-type="float">
            <text:p>5</text:p>
          </table:table-cell>
          <table:table-cell table:style-name="ce65" table:formula="of:=IF(LEN([.D7])&gt;0;CONCATENATE([.$K$1];TEXT([.D7];&quot;0000&quot;));&quot;&quot;)" office:value-type="string" office:string-value="SRC0005" calcext:value-type="string">
            <text:p>SRC0005</text:p>
          </table:table-cell>
          <table:table-cell table:style-name="ce67" office:value-type="string" calcext:value-type="string">
            <text:p>Speed</text:p>
          </table:table-cell>
          <table:table-cell table:style-name="ce69" office:value-type="string" calcext:value-type="string">
            <text:p>The system shall operate at an SysSpeed greater than 30 +/- 0.01 fps</text:p>
          </table:table-cell>
          <table:table-cell table:style-name="ce62" table:content-validation-name="val5" office:value-type="string" calcext:value-type="string">
            <text:p>SRC0004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 office:value-type="string" calcext:value-type="string">
            <text:p>SR0004</text:p>
          </table:table-cell>
          <table:table-cell table:style-name="ce75" office:value-type="string" calcext:value-type="string">
            <text:p>RD10</text:p>
          </table:table-cell>
          <table:table-cell table:style-name="ce75" table:content-validation-name="val4" office:value-type="string" calcext:value-type="string">
            <text:p>v0.1</text:p>
          </table:table-cell>
          <table:table-cell table:style-name="ce75" office:value-type="string" calcext:value-type="string">
            <text:p>SysSpeed</text:p>
          </table:table-cell>
          <table:table-cell table:style-name="ce77" office:value-type="string" calcext:value-type="string">
            <text:p>30 +/- 0.01 fps</text:p>
          </table:table-cell>
          <table:table-cell table:style-name="ce80" office:value-type="string" calcext:value-type="string">
            <text:p>The RD10 SR0004 states that the SYS subsystem is operating at that speed. <text:s/>The CHILD subsystem has tao operate at the same speed.</text:p>
          </table:table-cell>
        </table:table-row>
        <table:table-row table:style-name="ro5">
          <table:table-cell table:style-name="ce12" office:value-type="string" calcext:value-type="string">
            <text:p>2.1.2.</text:p>
          </table:table-cell>
          <table:table-cell table:style-name="ce18"/>
          <table:table-cell table:style-name="ce57"/>
          <table:table-cell table:style-name="ce62" office:value-type="float" office:value="6" calcext:value-type="float">
            <text:p>6</text:p>
          </table:table-cell>
          <table:table-cell table:style-name="ce65" table:formula="of:=IF(LEN([.D8])&gt;0;CONCATENATE([.$K$1];TEXT([.D8];&quot;0000&quot;));&quot;&quot;)" office:value-type="string" office:string-value="SRC0006" calcext:value-type="string">
            <text:p>SRC0006</text:p>
          </table:table-cell>
          <table:table-cell table:style-name="ce67" office:value-type="string" calcext:value-type="string">
            <text:p>Contrast</text:p>
          </table:table-cell>
          <table:table-cell table:style-name="ce69" office:value-type="string" calcext:value-type="string">
            <text:p>The system shall provide images which ImgContrast is greater than 20 +/- <text:s/>1 %</text:p>
          </table:table-cell>
          <table:table-cell table:style-name="ce62" table:content-validation-name="val5" office:value-type="string" calcext:value-type="string">
            <text:p>SRC0004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/>
          <table:table-cell table:style-name="ce75" office:value-type="string" calcext:value-type="string">
            <text:p>RD1</text:p>
            <text:p>RD3</text:p>
          </table:table-cell>
          <table:table-cell table:style-name="ce75" table:content-validation-name="val4" office:value-type="string" calcext:value-type="string">
            <text:p>v0.1</text:p>
          </table:table-cell>
          <table:table-cell table:style-name="ce75" office:value-type="string" calcext:value-type="string">
            <text:p>ImgContrast</text:p>
          </table:table-cell>
          <table:table-cell table:style-name="ce78" office:value-type="string" calcext:value-type="string">
            <text:p>40 +/- <text:s/>1 %</text:p>
          </table:table-cell>
          <table:table-cell table:style-name="ce80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</table:table-row>
        <table:table-row table:style-name="ro5">
          <table:table-cell table:style-name="ce12" office:value-type="string" calcext:value-type="string">
            <text:p>2.1.3.</text:p>
          </table:table-cell>
          <table:table-cell table:style-name="ce18"/>
          <table:table-cell table:style-name="ce57"/>
          <table:table-cell table:style-name="ce62" office:value-type="float" office:value="7" calcext:value-type="float">
            <text:p>7</text:p>
          </table:table-cell>
          <table:table-cell table:style-name="ce65" table:formula="of:=IF(LEN([.D9])&gt;0;CONCATENATE([.$K$1];TEXT([.D9];&quot;0000&quot;));&quot;&quot;)" office:value-type="string" office:string-value="SRC0007" calcext:value-type="string">
            <text:p>SRC0007</text:p>
          </table:table-cell>
          <table:table-cell table:style-name="ce67" office:value-type="string" calcext:value-type="string">
            <text:p>Detector sensitivity</text:p>
          </table:table-cell>
          <table:table-cell table:style-name="ce69" office:value-type="string" calcext:value-type="string">
            <text:p>The detector shall provide a DtcSensitivity greater than 3000 +/- 2 wtf</text:p>
          </table:table-cell>
          <table:table-cell table:style-name="ce62" table:content-validation-name="val5" office:value-type="string" calcext:value-type="string">
            <text:p>SRC0004</text:p>
          </table:table-cell>
          <table:table-cell table:style-name="ce62" table:content-validation-name="val2" office:value-type="string" calcext:value-type="string">
            <text:p>Derived</text:p>
          </table:table-cell>
          <table:table-cell table:style-name="ce62" table:content-validation-name="val3" office:value-type="string" calcext:value-type="string">
            <text:p>Hw</text:p>
          </table:table-cell>
          <table:table-cell table:style-name="ce62" office:value-type="string" calcext:value-type="string">
            <text:p>SRC0005</text:p>
            <text:p>SRC0006</text:p>
          </table:table-cell>
          <table:table-cell table:style-name="ce75" office:value-type="string" calcext:value-type="string">
            <text:p>RD0</text:p>
            <text:p>RD2</text:p>
            <text:p>RD3</text:p>
          </table:table-cell>
          <table:table-cell table:style-name="ce75" table:content-validation-name="val4" office:value-type="string" calcext:value-type="string">
            <text:p>v0.1</text:p>
          </table:table-cell>
          <table:table-cell table:style-name="ce75" office:value-type="string" calcext:value-type="string">
            <text:p>DtcSensitivity</text:p>
          </table:table-cell>
          <table:table-cell table:style-name="ce75" office:value-type="string" calcext:value-type="string">
            <text:p>3000 +/- 2 wtf</text:p>
          </table:table-cell>
          <table:table-cell table:style-name="ce80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</table:table-row>
        <table:table-row table:style-name="ro5">
          <table:table-cell table:style-name="ce12" office:value-type="string" calcext:value-type="string">
            <text:p>2.1.4.</text:p>
          </table:table-cell>
          <table:table-cell table:style-name="ce18"/>
          <table:table-cell table:style-name="ce57"/>
          <table:table-cell table:style-name="ce62" office:value-type="float" office:value="8" calcext:value-type="float">
            <text:p>8</text:p>
          </table:table-cell>
          <table:table-cell table:style-name="ce65" table:formula="of:=IF(LEN([.D10])&gt;0;CONCATENATE([.$K$1];TEXT([.D10];&quot;0000&quot;));&quot;&quot;)" office:value-type="string" office:string-value="SRC0008" calcext:value-type="string">
            <text:p>SRC0008</text:p>
          </table:table-cell>
          <table:table-cell table:style-name="ce67" office:value-type="string" calcext:value-type="string">
            <text:p>Detector controller</text:p>
          </table:table-cell>
          <table:table-cell table:style-name="ce69" office:value-type="string" calcext:value-type="string">
            <text:p>The detector controller shall be able to operate at DtcCtrlSpeed greater than 32 +/- 0.01 fps</text:p>
          </table:table-cell>
          <table:table-cell table:style-name="ce62" table:content-validation-name="val5" office:value-type="string" calcext:value-type="string">
            <text:p>SRC0004</text:p>
          </table:table-cell>
          <table:table-cell table:style-name="ce62" table:content-validation-name="val2" office:value-type="string" calcext:value-type="string">
            <text:p>Derived</text:p>
          </table:table-cell>
          <table:table-cell table:style-name="ce62" table:content-validation-name="val3" office:value-type="string" calcext:value-type="string">
            <text:p>Sw</text:p>
          </table:table-cell>
          <table:table-cell table:style-name="ce62" office:value-type="string" calcext:value-type="string">
            <text:p>SRC0005</text:p>
          </table:table-cell>
          <table:table-cell table:style-name="ce75" office:value-type="string" calcext:value-type="string">
            <text:p>RD0</text:p>
          </table:table-cell>
          <table:table-cell table:style-name="ce75" table:content-validation-name="val4" office:value-type="string" calcext:value-type="string">
            <text:p>v0.1</text:p>
          </table:table-cell>
          <table:table-cell table:style-name="ce75" office:value-type="string" calcext:value-type="string">
            <text:p>DtcCtrlSpeed</text:p>
          </table:table-cell>
          <table:table-cell table:style-name="ce77" office:value-type="string" calcext:value-type="string">
            <text:p>32 +/- 0.01 fps</text:p>
          </table:table-cell>
          <table:table-cell table:style-name="ce80" office:value-type="string" calcext:value-type="string">
            <text:p>Derived from RD0 SRC0005.</text:p>
          </table:table-cell>
        </table:table-row>
        <table:table-row table:style-name="ro5">
          <table:table-cell table:style-name="ce12" office:value-type="string" calcext:value-type="string">
            <text:p>2.2.</text:p>
          </table:table-cell>
          <table:table-cell table:style-name="ce18"/>
          <table:table-cell table:style-name="ce57"/>
          <table:table-cell table:style-name="ce62" office:value-type="float" office:value="9" calcext:value-type="float">
            <text:p>9</text:p>
          </table:table-cell>
          <table:table-cell table:style-name="ce65" table:formula="of:=IF(LEN([.D11])&gt;0;CONCATENATE([.$K$1];TEXT([.D11];&quot;0000&quot;));&quot;&quot;)" office:value-type="string" office:string-value="SRC0009" calcext:value-type="string">
            <text:p>SRC0009</text:p>
          </table:table-cell>
          <table:table-cell table:style-name="ce67" office:value-type="string" calcext:value-type="string">
            <text:p>Non-functional requirements</text:p>
          </table:table-cell>
          <table:table-cell table:style-name="ce69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62" table:content-validation-name="val5" office:value-type="string" calcext:value-type="string">
            <text:p>SRC0003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 office:value-type="string" calcext:value-type="string">
            <text:p>v0.1</text:p>
          </table:table-cell>
          <table:table-cell table:style-name="ce75" table:number-columns-repeated="2"/>
          <table:table-cell table:style-name="ce80" office:value-type="string" calcext:value-type="string">
            <text:p>The document needs a readable structure</text:p>
          </table:table-cell>
        </table:table-row>
        <table:table-row table:style-name="ro5">
          <table:table-cell table:style-name="ce12" office:value-type="string" calcext:value-type="string">
            <text:p>2.2.1.</text:p>
          </table:table-cell>
          <table:table-cell table:style-name="ce18"/>
          <table:table-cell table:style-name="ce57"/>
          <table:table-cell table:style-name="ce62" office:value-type="float" office:value="10" calcext:value-type="float">
            <text:p>10</text:p>
          </table:table-cell>
          <table:table-cell table:style-name="ce65" table:formula="of:=IF(LEN([.D12])&gt;0;CONCATENATE([.$K$1];TEXT([.D12];&quot;0000&quot;));&quot;&quot;)" office:value-type="string" office:string-value="SRC0010" calcext:value-type="string">
            <text:p>SRC0010</text:p>
          </table:table-cell>
          <table:table-cell table:style-name="ce67" office:value-type="string" calcext:value-type="string">
            <text:p>Availability</text:p>
          </table:table-cell>
          <table:table-cell table:style-name="ce69" office:value-type="string" calcext:value-type="string">
            <text:p>The system shall be available an SysAvailability value greater than 95 +/- 0.1 %</text:p>
          </table:table-cell>
          <table:table-cell table:style-name="ce62" table:content-validation-name="val5" office:value-type="string" calcext:value-type="string">
            <text:p>SRC0009</text:p>
          </table:table-cell>
          <table:table-cell table:style-name="ce62" table:content-validation-name="val2" office:value-type="string" calcext:value-type="string">
            <text:p>System</text:p>
          </table:table-cell>
          <table:table-cell table:style-name="ce62" table:content-validation-name="val3" office:value-type="string" calcext:value-type="string">
            <text:p>Complex</text:p>
          </table:table-cell>
          <table:table-cell table:style-name="ce62"/>
          <table:table-cell table:style-name="ce75" office:value-type="string" calcext:value-type="string">
            <text:p>RD10</text:p>
          </table:table-cell>
          <table:table-cell table:style-name="ce75" table:content-validation-name="val4" office:value-type="string" calcext:value-type="string">
            <text:p>v1.0</text:p>
          </table:table-cell>
          <table:table-cell table:style-name="ce75" office:value-type="string" calcext:value-type="string">
            <text:p>SysAvailability</text:p>
          </table:table-cell>
          <table:table-cell table:style-name="ce75" office:value-type="string" calcext:value-type="string">
            <text:p>95 +/- 0.1 %</text:p>
          </table:table-cell>
          <table:table-cell table:style-name="ce80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])&gt;0;CONCATENATE([.$K$1];TEXT([.D1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])&gt;0;CONCATENATE([.$K$1];TEXT([.D1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])&gt;0;CONCATENATE([.$K$1];TEXT([.D1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])&gt;0;CONCATENATE([.$K$1];TEXT([.D1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])&gt;0;CONCATENATE([.$K$1];TEXT([.D1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])&gt;0;CONCATENATE([.$K$1];TEXT([.D1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])&gt;0;CONCATENATE([.$K$1];TEXT([.D1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0])&gt;0;CONCATENATE([.$K$1];TEXT([.D2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1])&gt;0;CONCATENATE([.$K$1];TEXT([.D2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2])&gt;0;CONCATENATE([.$K$1];TEXT([.D2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3])&gt;0;CONCATENATE([.$K$1];TEXT([.D2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4])&gt;0;CONCATENATE([.$K$1];TEXT([.D2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5])&gt;0;CONCATENATE([.$K$1];TEXT([.D2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6])&gt;0;CONCATENATE([.$K$1];TEXT([.D2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7])&gt;0;CONCATENATE([.$K$1];TEXT([.D2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8])&gt;0;CONCATENATE([.$K$1];TEXT([.D2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29])&gt;0;CONCATENATE([.$K$1];TEXT([.D2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0])&gt;0;CONCATENATE([.$K$1];TEXT([.D3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1])&gt;0;CONCATENATE([.$K$1];TEXT([.D3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2])&gt;0;CONCATENATE([.$K$1];TEXT([.D3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3])&gt;0;CONCATENATE([.$K$1];TEXT([.D3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4])&gt;0;CONCATENATE([.$K$1];TEXT([.D3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5])&gt;0;CONCATENATE([.$K$1];TEXT([.D3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6])&gt;0;CONCATENATE([.$K$1];TEXT([.D3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7])&gt;0;CONCATENATE([.$K$1];TEXT([.D3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8])&gt;0;CONCATENATE([.$K$1];TEXT([.D3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39])&gt;0;CONCATENATE([.$K$1];TEXT([.D3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0])&gt;0;CONCATENATE([.$K$1];TEXT([.D4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1])&gt;0;CONCATENATE([.$K$1];TEXT([.D4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2])&gt;0;CONCATENATE([.$K$1];TEXT([.D4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3])&gt;0;CONCATENATE([.$K$1];TEXT([.D4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4])&gt;0;CONCATENATE([.$K$1];TEXT([.D4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5])&gt;0;CONCATENATE([.$K$1];TEXT([.D4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6])&gt;0;CONCATENATE([.$K$1];TEXT([.D4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7])&gt;0;CONCATENATE([.$K$1];TEXT([.D4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8])&gt;0;CONCATENATE([.$K$1];TEXT([.D4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49])&gt;0;CONCATENATE([.$K$1];TEXT([.D4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0])&gt;0;CONCATENATE([.$K$1];TEXT([.D5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1])&gt;0;CONCATENATE([.$K$1];TEXT([.D5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2])&gt;0;CONCATENATE([.$K$1];TEXT([.D5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3])&gt;0;CONCATENATE([.$K$1];TEXT([.D5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4])&gt;0;CONCATENATE([.$K$1];TEXT([.D5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5])&gt;0;CONCATENATE([.$K$1];TEXT([.D5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6])&gt;0;CONCATENATE([.$K$1];TEXT([.D5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7])&gt;0;CONCATENATE([.$K$1];TEXT([.D5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8])&gt;0;CONCATENATE([.$K$1];TEXT([.D5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59])&gt;0;CONCATENATE([.$K$1];TEXT([.D5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0])&gt;0;CONCATENATE([.$K$1];TEXT([.D6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1])&gt;0;CONCATENATE([.$K$1];TEXT([.D6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2])&gt;0;CONCATENATE([.$K$1];TEXT([.D6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3])&gt;0;CONCATENATE([.$K$1];TEXT([.D6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4])&gt;0;CONCATENATE([.$K$1];TEXT([.D6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5])&gt;0;CONCATENATE([.$K$1];TEXT([.D6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6])&gt;0;CONCATENATE([.$K$1];TEXT([.D6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7])&gt;0;CONCATENATE([.$K$1];TEXT([.D6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8])&gt;0;CONCATENATE([.$K$1];TEXT([.D6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69])&gt;0;CONCATENATE([.$K$1];TEXT([.D6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0])&gt;0;CONCATENATE([.$K$1];TEXT([.D7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1])&gt;0;CONCATENATE([.$K$1];TEXT([.D7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2])&gt;0;CONCATENATE([.$K$1];TEXT([.D7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3])&gt;0;CONCATENATE([.$K$1];TEXT([.D7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4])&gt;0;CONCATENATE([.$K$1];TEXT([.D7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5])&gt;0;CONCATENATE([.$K$1];TEXT([.D7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6])&gt;0;CONCATENATE([.$K$1];TEXT([.D7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7])&gt;0;CONCATENATE([.$K$1];TEXT([.D7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8])&gt;0;CONCATENATE([.$K$1];TEXT([.D7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79])&gt;0;CONCATENATE([.$K$1];TEXT([.D7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0])&gt;0;CONCATENATE([.$K$1];TEXT([.D8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1])&gt;0;CONCATENATE([.$K$1];TEXT([.D8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2])&gt;0;CONCATENATE([.$K$1];TEXT([.D8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3])&gt;0;CONCATENATE([.$K$1];TEXT([.D8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4])&gt;0;CONCATENATE([.$K$1];TEXT([.D8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5])&gt;0;CONCATENATE([.$K$1];TEXT([.D8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6])&gt;0;CONCATENATE([.$K$1];TEXT([.D8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7])&gt;0;CONCATENATE([.$K$1];TEXT([.D8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8])&gt;0;CONCATENATE([.$K$1];TEXT([.D8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89])&gt;0;CONCATENATE([.$K$1];TEXT([.D8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0])&gt;0;CONCATENATE([.$K$1];TEXT([.D9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1])&gt;0;CONCATENATE([.$K$1];TEXT([.D9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2])&gt;0;CONCATENATE([.$K$1];TEXT([.D9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3])&gt;0;CONCATENATE([.$K$1];TEXT([.D9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4])&gt;0;CONCATENATE([.$K$1];TEXT([.D9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5])&gt;0;CONCATENATE([.$K$1];TEXT([.D9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6])&gt;0;CONCATENATE([.$K$1];TEXT([.D9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7])&gt;0;CONCATENATE([.$K$1];TEXT([.D9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8])&gt;0;CONCATENATE([.$K$1];TEXT([.D9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99])&gt;0;CONCATENATE([.$K$1];TEXT([.D9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0])&gt;0;CONCATENATE([.$K$1];TEXT([.D10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1])&gt;0;CONCATENATE([.$K$1];TEXT([.D10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2])&gt;0;CONCATENATE([.$K$1];TEXT([.D10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3])&gt;0;CONCATENATE([.$K$1];TEXT([.D10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4])&gt;0;CONCATENATE([.$K$1];TEXT([.D10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5])&gt;0;CONCATENATE([.$K$1];TEXT([.D10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6])&gt;0;CONCATENATE([.$K$1];TEXT([.D10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7])&gt;0;CONCATENATE([.$K$1];TEXT([.D10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8])&gt;0;CONCATENATE([.$K$1];TEXT([.D10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09])&gt;0;CONCATENATE([.$K$1];TEXT([.D10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0])&gt;0;CONCATENATE([.$K$1];TEXT([.D11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1])&gt;0;CONCATENATE([.$K$1];TEXT([.D11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2])&gt;0;CONCATENATE([.$K$1];TEXT([.D11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3])&gt;0;CONCATENATE([.$K$1];TEXT([.D11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4])&gt;0;CONCATENATE([.$K$1];TEXT([.D11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5])&gt;0;CONCATENATE([.$K$1];TEXT([.D11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6])&gt;0;CONCATENATE([.$K$1];TEXT([.D11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7])&gt;0;CONCATENATE([.$K$1];TEXT([.D11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8])&gt;0;CONCATENATE([.$K$1];TEXT([.D11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19])&gt;0;CONCATENATE([.$K$1];TEXT([.D11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0])&gt;0;CONCATENATE([.$K$1];TEXT([.D12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1])&gt;0;CONCATENATE([.$K$1];TEXT([.D12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2])&gt;0;CONCATENATE([.$K$1];TEXT([.D12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3])&gt;0;CONCATENATE([.$K$1];TEXT([.D12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4])&gt;0;CONCATENATE([.$K$1];TEXT([.D12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5])&gt;0;CONCATENATE([.$K$1];TEXT([.D12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6])&gt;0;CONCATENATE([.$K$1];TEXT([.D12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7])&gt;0;CONCATENATE([.$K$1];TEXT([.D12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8])&gt;0;CONCATENATE([.$K$1];TEXT([.D12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29])&gt;0;CONCATENATE([.$K$1];TEXT([.D12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0])&gt;0;CONCATENATE([.$K$1];TEXT([.D13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1])&gt;0;CONCATENATE([.$K$1];TEXT([.D13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2])&gt;0;CONCATENATE([.$K$1];TEXT([.D13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3])&gt;0;CONCATENATE([.$K$1];TEXT([.D13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4])&gt;0;CONCATENATE([.$K$1];TEXT([.D13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5])&gt;0;CONCATENATE([.$K$1];TEXT([.D13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6])&gt;0;CONCATENATE([.$K$1];TEXT([.D13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7])&gt;0;CONCATENATE([.$K$1];TEXT([.D13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8])&gt;0;CONCATENATE([.$K$1];TEXT([.D13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39])&gt;0;CONCATENATE([.$K$1];TEXT([.D13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0])&gt;0;CONCATENATE([.$K$1];TEXT([.D14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1])&gt;0;CONCATENATE([.$K$1];TEXT([.D14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2])&gt;0;CONCATENATE([.$K$1];TEXT([.D14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3])&gt;0;CONCATENATE([.$K$1];TEXT([.D14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4])&gt;0;CONCATENATE([.$K$1];TEXT([.D14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5])&gt;0;CONCATENATE([.$K$1];TEXT([.D14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6])&gt;0;CONCATENATE([.$K$1];TEXT([.D14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7])&gt;0;CONCATENATE([.$K$1];TEXT([.D14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8])&gt;0;CONCATENATE([.$K$1];TEXT([.D14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49])&gt;0;CONCATENATE([.$K$1];TEXT([.D14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0])&gt;0;CONCATENATE([.$K$1];TEXT([.D15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1])&gt;0;CONCATENATE([.$K$1];TEXT([.D15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2])&gt;0;CONCATENATE([.$K$1];TEXT([.D15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3])&gt;0;CONCATENATE([.$K$1];TEXT([.D15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4])&gt;0;CONCATENATE([.$K$1];TEXT([.D15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5])&gt;0;CONCATENATE([.$K$1];TEXT([.D15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6])&gt;0;CONCATENATE([.$K$1];TEXT([.D15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7])&gt;0;CONCATENATE([.$K$1];TEXT([.D15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8])&gt;0;CONCATENATE([.$K$1];TEXT([.D15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59])&gt;0;CONCATENATE([.$K$1];TEXT([.D15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0])&gt;0;CONCATENATE([.$K$1];TEXT([.D16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1])&gt;0;CONCATENATE([.$K$1];TEXT([.D16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2])&gt;0;CONCATENATE([.$K$1];TEXT([.D16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3])&gt;0;CONCATENATE([.$K$1];TEXT([.D16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4])&gt;0;CONCATENATE([.$K$1];TEXT([.D16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5])&gt;0;CONCATENATE([.$K$1];TEXT([.D16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6])&gt;0;CONCATENATE([.$K$1];TEXT([.D16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7])&gt;0;CONCATENATE([.$K$1];TEXT([.D16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8])&gt;0;CONCATENATE([.$K$1];TEXT([.D16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69])&gt;0;CONCATENATE([.$K$1];TEXT([.D16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0])&gt;0;CONCATENATE([.$K$1];TEXT([.D17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1])&gt;0;CONCATENATE([.$K$1];TEXT([.D17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2])&gt;0;CONCATENATE([.$K$1];TEXT([.D17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3])&gt;0;CONCATENATE([.$K$1];TEXT([.D17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4])&gt;0;CONCATENATE([.$K$1];TEXT([.D17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5])&gt;0;CONCATENATE([.$K$1];TEXT([.D17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6])&gt;0;CONCATENATE([.$K$1];TEXT([.D17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7])&gt;0;CONCATENATE([.$K$1];TEXT([.D17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8])&gt;0;CONCATENATE([.$K$1];TEXT([.D17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79])&gt;0;CONCATENATE([.$K$1];TEXT([.D17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0])&gt;0;CONCATENATE([.$K$1];TEXT([.D18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1])&gt;0;CONCATENATE([.$K$1];TEXT([.D18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2])&gt;0;CONCATENATE([.$K$1];TEXT([.D18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3])&gt;0;CONCATENATE([.$K$1];TEXT([.D18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4])&gt;0;CONCATENATE([.$K$1];TEXT([.D18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5])&gt;0;CONCATENATE([.$K$1];TEXT([.D18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6])&gt;0;CONCATENATE([.$K$1];TEXT([.D18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7])&gt;0;CONCATENATE([.$K$1];TEXT([.D18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8])&gt;0;CONCATENATE([.$K$1];TEXT([.D18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89])&gt;0;CONCATENATE([.$K$1];TEXT([.D18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0])&gt;0;CONCATENATE([.$K$1];TEXT([.D190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1])&gt;0;CONCATENATE([.$K$1];TEXT([.D191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2])&gt;0;CONCATENATE([.$K$1];TEXT([.D192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3])&gt;0;CONCATENATE([.$K$1];TEXT([.D193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4])&gt;0;CONCATENATE([.$K$1];TEXT([.D194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5])&gt;0;CONCATENATE([.$K$1];TEXT([.D195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6])&gt;0;CONCATENATE([.$K$1];TEXT([.D196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7])&gt;0;CONCATENATE([.$K$1];TEXT([.D197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8])&gt;0;CONCATENATE([.$K$1];TEXT([.D198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2"/>
          <table:table-cell table:style-name="ce18"/>
          <table:table-cell table:style-name="ce57"/>
          <table:table-cell table:style-name="ce62"/>
          <table:table-cell table:style-name="ce65" table:formula="of:=IF(LEN([.D199])&gt;0;CONCATENATE([.$K$1];TEXT([.D199];&quot;0000&quot;));&quot;&quot;)">
            <text:p/>
          </table:table-cell>
          <table:table-cell table:style-name="ce67"/>
          <table:table-cell table:style-name="ce69"/>
          <table:table-cell table:style-name="ce62" table:content-validation-name="val5"/>
          <table:table-cell table:style-name="ce62" table:content-validation-name="val2" office:value-type="string" calcext:value-type="string">
            <text:p>None</text:p>
          </table:table-cell>
          <table:table-cell table:style-name="ce62" table:content-validation-name="val3" office:value-type="string" calcext:value-type="string">
            <text:p>Info</text:p>
          </table:table-cell>
          <table:table-cell table:style-name="ce62"/>
          <table:table-cell table:style-name="ce75"/>
          <table:table-cell table:style-name="ce75" table:content-validation-name="val4"/>
          <table:table-cell table:style-name="ce75" table:number-columns-repeated="2"/>
          <table:table-cell table:style-name="ce80"/>
        </table:table-row>
        <table:table-row table:style-name="ro5">
          <table:table-cell table:style-name="ce13"/>
          <table:table-cell table:style-name="ce22"/>
          <table:table-cell table:style-name="ce59"/>
          <table:table-cell table:style-name="ce64"/>
          <table:table-cell table:style-name="ce66" table:formula="of:=IF(LEN([.D200])&gt;0;CONCATENATE([.$K$1];TEXT([.D200];&quot;0000&quot;));&quot;&quot;)">
            <text:p/>
          </table:table-cell>
          <table:table-cell table:style-name="ce68"/>
          <table:table-cell table:style-name="ce70"/>
          <table:table-cell table:style-name="ce64" table:content-validation-name="val5"/>
          <table:table-cell table:style-name="ce64" table:content-validation-name="val2" office:value-type="string" calcext:value-type="string">
            <text:p>None</text:p>
          </table:table-cell>
          <table:table-cell table:style-name="ce64" table:content-validation-name="val3" office:value-type="string" calcext:value-type="string">
            <text:p>Info</text:p>
          </table:table-cell>
          <table:table-cell table:style-name="ce64"/>
          <table:table-cell table:style-name="ce76"/>
          <table:table-cell table:style-name="ce76" table:content-validation-name="val4"/>
          <table:table-cell table:style-name="ce76" table:number-columns-repeated="2"/>
          <table:table-cell table:style-name="ce81"/>
        </table:table-row>
        <table:table-row table:style-name="ro1" table:number-rows-repeated="104837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1:05:12.1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/>
    <meta:creation-date>2015-06-05T18:19:34Z</meta:creation-date>
    <dc:date>2019-06-19T12:29:05.555000000</dc:date>
    <meta:editing-duration>PT3H8M37S</meta:editing-duration>
    <meta:editing-cycles>39</meta:editing-cycles>
    <meta:document-statistic meta:table-count="4" meta:cell-count="1419" meta:object-count="0"/>
  </office:meta>
</office:document-meta>
</file>